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
      <text:p text:style-name="Text_20_body">“Soon the younger son gathered all that he had and went far away and wasted his money in sinful living.”</text:p>
      <text:h text:style-name="Heading_20_9" text:outline-level="9">35-05</text:h>
      <text:p text:style-name="First_20_paragraph"/>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
      <text:p text:style-name="Text_20_body">“The son said, ‘Father, I have sinned against God and against you. I am not worthy to be your son.’”</text:p>
      <text:h text:style-name="Heading_20_9" text:outline-level="9">35-09</text:h>
      <text:p text:style-name="First_20_paragraph"/>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25Z</meta:creation-date>
    <dc:date>2023-05-24T11:34:25Z</dc:date>
  </office:meta>
</office:document-meta>
</file>